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21cm" style:rel-column-width="16271*"/>
    </style:style>
    <style:style style:name="Table1.B" style:family="table-column">
      <style:table-column-properties style:column-width="12.779cm" style:rel-column-width="492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41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style:min-row-height="0.736cm"/>
    </style:style>
    <style:style style:name="P1" style:family="paragraph" style:parent-style-name="Standard">
      <style:text-properties officeooo:rsid="000a7bc9" officeooo:paragraph-rsid="000a7bc9"/>
    </style:style>
    <style:style style:name="P2" style:family="paragraph" style:parent-style-name="Table_20_Contents">
      <style:text-properties officeooo:rsid="000a7bc9" officeooo:paragraph-rsid="000a7bc9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a7bc9" officeooo:paragraph-rsid="000a7bc9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0a7bc9"/>
    </style:style>
    <style:style style:name="P6" style:family="paragraph" style:parent-style-name="Table_20_Contents">
      <style:text-properties officeooo:rsid="000c6f97" officeooo:paragraph-rsid="000c6f97"/>
    </style:style>
    <style:style style:name="P7" style:family="paragraph" style:parent-style-name="Table_20_Contents">
      <style:paragraph-properties fo:text-align="start" style:justify-single-word="false"/>
      <style:text-properties officeooo:rsid="000c6f97" officeooo:paragraph-rsid="000c6f97"/>
    </style:style>
    <style:style style:name="P8" style:family="paragraph" style:parent-style-name="Table_20_Contents">
      <style:text-properties officeooo:paragraph-rsid="000c6f97"/>
    </style:style>
    <style:style style:name="P9" style:family="paragraph" style:parent-style-name="Table_20_Contents">
      <style:text-properties officeooo:rsid="000cb874" officeooo:paragraph-rsid="000cb874"/>
    </style:style>
    <style:style style:name="P10" style:family="paragraph" style:parent-style-name="Table_20_Contents">
      <style:text-properties officeooo:rsid="000cb874" officeooo:paragraph-rsid="00101cab"/>
    </style:style>
    <style:style style:name="P11" style:family="paragraph" style:parent-style-name="Table_20_Contents">
      <style:text-properties officeooo:paragraph-rsid="000cb874"/>
    </style:style>
    <style:style style:name="P12" style:family="paragraph" style:parent-style-name="Table_20_Contents">
      <style:paragraph-properties fo:text-align="start" style:justify-single-word="false"/>
      <style:text-properties officeooo:rsid="000eefd4" officeooo:paragraph-rsid="000eefd4"/>
    </style:style>
    <style:style style:name="P13" style:family="paragraph" style:parent-style-name="Table_20_Contents">
      <style:text-properties officeooo:rsid="00101cab" officeooo:paragraph-rsid="00101cab"/>
    </style:style>
    <style:style style:name="P14" style:family="paragraph" style:parent-style-name="Table_20_Contents">
      <style:paragraph-properties fo:text-align="start" style:justify-single-word="false"/>
      <style:text-properties officeooo:rsid="0013b522" officeooo:paragraph-rsid="0013b522"/>
    </style:style>
    <style:style style:name="T1" style:family="text">
      <style:text-properties officeooo:rsid="000a7bc9"/>
    </style:style>
    <style:style style:name="T2" style:family="text">
      <style:text-properties officeooo:rsid="000c6f9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b874"/>
    </style:style>
    <style:style style:name="T5" style:family="text">
      <style:text-properties officeooo:rsid="000d3954"/>
    </style:style>
    <style:style style:name="T6" style:family="text">
      <style:text-properties officeooo:rsid="000e34ed"/>
    </style:style>
    <style:style style:name="T7" style:family="text">
      <style:text-properties officeooo:rsid="00101cab"/>
    </style:style>
    <style:style style:name="T8" style:family="text">
      <style:text-properties officeooo:rsid="0013b5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ations for 03_Data.csv</text:p>
      <table:table table:name="Table1" table:style-name="Table1">
        <table:table-column table:style-name="Table1.A"/>
        <table:table-column table:style-name="Table1.B"/>
        <table:table-row table:style-name="TableLine11407857568">
          <table:table-cell table:style-name="Table1.A1" office:value-type="string">
            <text:p text:style-name="P2">Notation</text:p>
          </table:table-cell>
          <table:table-cell table:style-name="Table1.B1" office:value-type="string">
            <text:p text:style-name="P2">Meaning</text:p>
          </table:table-cell>
        </table:table-row>
        <table:table-row table:style-name="Table1.2">
          <table:table-cell table:style-name="Table1.A2" office:value-type="string">
            <text:p text:style-name="P2">Author</text:p>
          </table:table-cell>
          <table:table-cell table:style-name="Table1.B2" office:value-type="string">
            <text:p text:style-name="P2">Name of First Author (numbers denote same study with multiple independent sub-studies).</text:p>
          </table:table-cell>
        </table:table-row>
        <table:table-row table:style-name="TableLine11407860544">
          <table:table-cell table:style-name="Table1.A2" office:value-type="string">
            <text:p text:style-name="P2">Year</text:p>
          </table:table-cell>
          <table:table-cell table:style-name="Table1.B2" office:value-type="string">
            <text:p text:style-name="P2">Publication Year of study.</text:p>
          </table:table-cell>
        </table:table-row>
        <table:table-row table:style-name="TableLine11407866976">
          <table:table-cell table:style-name="Table1.A2" office:value-type="string">
            <text:p text:style-name="P2">Country</text:p>
          </table:table-cell>
          <table:table-cell table:style-name="Table1.B2" office:value-type="string">
            <text:p text:style-name="P5"><text:span text:style-name="T1">Country Codes (</text:span>Alpha 3<text:span text:style-name="T1">), multiple note that a study took place in multiple countries.</text:span></text:p>
          </table:table-cell>
        </table:table-row>
        <table:table-row table:style-name="TableLine11407858384">
          <table:table-cell table:style-name="Table1.A2" office:value-type="string">
            <text:p text:style-name="P2">Intervention</text:p>
          </table:table-cell>
          <table:table-cell table:style-name="Table1.B2" office:value-type="string">
            <text:p text:style-name="P2">Short Identifier for used Intervention within study.</text:p>
          </table:table-cell>
        </table:table-row>
        <table:table-row table:style-name="TableLine11407856816">
          <table:table-cell table:style-name="Table1.A2" office:value-type="string">
            <text:p text:style-name="P2">Wait </text:p>
          </table:table-cell>
          <table:table-cell table:style-name="Table1.B2" office:value-type="string">
            <text:p text:style-name="P2">Study used a waitlist control group.</text:p>
          </table:table-cell>
        </table:table-row>
        <table:table-row table:style-name="TableLine11407868816">
          <table:table-cell table:style-name="Table1.A2" office:value-type="string">
            <text:p text:style-name="P2">Attention</text:p>
          </table:table-cell>
          <table:table-cell table:style-name="Table1.B2" office:value-type="string">
            <text:p text:style-name="P2">Study used an attention placebo control group.</text:p>
          </table:table-cell>
        </table:table-row>
        <table:table-row table:style-name="TableLine11407892528">
          <table:table-cell table:style-name="Table1.A2" office:value-type="string">
            <text:p text:style-name="P2">TAU</text:p>
          </table:table-cell>
          <table:table-cell table:style-name="Table1.B2" office:value-type="string">
            <text:p text:style-name="P2">Study used a <text:span text:style-name="T5">treatment as usual </text:span>control group.</text:p>
          </table:table-cell>
        </table:table-row>
        <table:table-row table:style-name="TableLine11407892800">
          <table:table-cell table:style-name="Table1.A2" office:value-type="string">
            <text:p text:style-name="P13">Controlgroup_name</text:p>
          </table:table-cell>
          <table:table-cell table:style-name="Table1.B2" office:value-type="string">
            <text:p text:style-name="P13">Control group, as named in the primary study</text:p>
          </table:table-cell>
        </table:table-row>
        <table:table-row table:style-name="TableLine11407893584">
          <table:table-cell table:style-name="Table1.A2" office:value-type="string">
            <text:p text:style-name="P4">Study_ID</text:p>
          </table:table-cell>
          <table:table-cell table:style-name="Table1.B2" office:value-type="string">
            <text:p text:style-name="P2">Used to differentiate statistically depended from independent studies. </text:p>
            <text:p text:style-name="P2">All statistically independent studies have a different Study_ID.</text:p>
          </table:table-cell>
        </table:table-row>
        <table:table-row table:style-name="TableLine11407893856">
          <table:table-cell table:style-name="Table1.A2" office:value-type="string">
            <text:p text:style-name="P4">Autonomous</text:p>
          </table:table-cell>
          <table:table-cell table:style-name="Table1.B2" office:value-type="string">
            <text:p text:style-name="P6">Denotes if an intervention was rated as autonomous or human involved. </text:p>
            <text:p text:style-name="P6">(0 = Human involved; 1= Autonomous).</text:p>
          </table:table-cell>
        </table:table-row>
        <table:table-row table:style-name="TableLine11407894128">
          <table:table-cell table:style-name="Table1.A2" office:value-type="string">
            <text:p text:style-name="P4">Sex_Female</text:p>
          </table:table-cell>
          <table:table-cell table:style-name="Table1.B2" office:value-type="string">
            <text:p text:style-name="P6">The % of females in a samples.</text:p>
          </table:table-cell>
        </table:table-row>
        <table:table-row table:style-name="TableLine11407894400">
          <table:table-cell table:style-name="Table1.A2" office:value-type="string">
            <text:p text:style-name="P4">Age_(mean)</text:p>
          </table:table-cell>
          <table:table-cell table:style-name="Table1.B2" office:value-type="string">
            <text:p text:style-name="P6">The mean age, <text:span text:style-name="T7">reported in the studies</text:span></text:p>
          </table:table-cell>
        </table:table-row>
        <table:table-row table:style-name="TableLine11407894672">
          <table:table-cell table:style-name="Table1.A2" office:value-type="string">
            <text:p text:style-name="P4">Age_(SD)</text:p>
          </table:table-cell>
          <table:table-cell table:style-name="Table1.B2" office:value-type="string">
            <text:p text:style-name="P6">The standard deviation <text:span text:style-name="T7">of the age, reported in the studies</text:span></text:p>
          </table:table-cell>
        </table:table-row>
        <table:table-row table:style-name="TableLine11407894944">
          <table:table-cell table:style-name="Table1.A2" office:value-type="string">
            <text:p text:style-name="P4">Outcome_ID</text:p>
          </table:table-cell>
          <table:table-cell table:style-name="Table1.B2" office:value-type="string">
            <text:p text:style-name="P6">Each Outcome is allocated its own number. Used for allocating outcomes to their studies within calculations. </text:p>
          </table:table-cell>
        </table:table-row>
        <table:table-row table:style-name="TableLine11407895216">
          <table:table-cell table:style-name="Table1.A2" office:value-type="string">
            <text:p text:style-name="P7">yi</text:p>
          </table:table-cell>
          <table:table-cell table:style-name="Table1.B2" office:value-type="string">
            <text:p text:style-name="P6">The effect size in SMD<text:span text:style-name="T3">.</text:span></text:p>
          </table:table-cell>
        </table:table-row>
        <table:table-row table:style-name="TableLine11407895488">
          <table:table-cell table:style-name="Table1.A2" office:value-type="string">
            <text:p text:style-name="P12">variance</text:p>
          </table:table-cell>
          <table:table-cell table:style-name="Table1.B2" office:value-type="string">
            <text:p text:style-name="P6">The variance of the SMD.</text:p>
          </table:table-cell>
        </table:table-row>
        <table:table-row table:style-name="TableLine11407896272">
          <table:table-cell table:style-name="Table1.A2" office:value-type="string">
            <text:p text:style-name="P14">Thinking</text:p>
          </table:table-cell>
          <table:table-cell table:style-name="Table1.B2" office:value-type="string">
            <text:p text:style-name="P6">If an outcome was rated as belonging to the category ‘<text:span text:style-name="T8">ideation</text:span>’</text:p>
            <text:p text:style-name="P6">(0 = N<text:span text:style-name="T6">o</text:span>; 1= <text:span text:style-name="T6">Y</text:span>es).</text:p>
          </table:table-cell>
        </table:table-row>
        <table:table-row table:style-name="TableLine11407896544">
          <table:table-cell table:style-name="Table1.A2" office:value-type="string">
            <text:p text:style-name="P4"><text:span text:style-name="T2">Type_</text:span>Spesific</text:p>
          </table:table-cell>
          <table:table-cell table:style-name="Table1.B2" office:value-type="string">
            <text:p text:style-name="P6">Overview of all outcome variables by name, as used in studies.</text:p>
            <text:p text:style-name="P8"><text:span text:style-name="T2">SA = Suicide attempts, SI= Suicide Ideation, SH = Self Harm, DSP = Deliberate Self Poisoning; NSSI = Non-suicidal self-injury; SP = Suicide planning; NSSI-Ep. = Non-suicidal self-injury episode; NSSI-Ev. = Non- suicidal self-injury event; </text:span><text:span text:style-name="T4">Suicide = <text:s/>death by suicide; SE = Suicidal event (fatal or not); SI-Prevention= Suicidal ideation prevention effect; SI-Treatment= Suicide Ideation Treatment effect. </text:span></text:p>
          </table:table-cell>
        </table:table-row>
        <table:table-row table:style-name="TableLine11407896816">
          <table:table-cell table:style-name="Table1.A2" office:value-type="string">
            <text:p text:style-name="P4">NSSI</text:p>
          </table:table-cell>
          <table:table-cell table:style-name="Table1.B2" office:value-type="string">
            <text:p text:style-name="P9">If an outcome was <text:span text:style-name="T6">n</text:span>on-suicidal self-injury. <text:span text:style-name="T7">(0 = No; 1= Yes)</text:span></text:p>
          </table:table-cell>
        </table:table-row>
        <table:table-row table:style-name="TableLine11407897088">
          <table:table-cell table:style-name="Table1.A2" office:value-type="string">
            <text:p text:style-name="P4">Suicide</text:p>
          </table:table-cell>
          <table:table-cell table:style-name="Table1.B2" office:value-type="string">
            <text:p text:style-name="P10">If an outcomes was death by suicide. <text:span text:style-name="T7">(0 = No; 1= Yes)</text:span></text:p>
          </table:table-cell>
        </table:table-row>
        <table:table-row table:style-name="TableLine11407897360">
          <table:table-cell table:style-name="Table1.A2" office:value-type="string">
            <text:p text:style-name="P4">Follow_up</text:p>
          </table:table-cell>
          <table:table-cell table:style-name="Table1.B2" office:value-type="string">
            <text:p text:style-name="P10">If an outcome was measured at Follow_up. Follow up <text:span text:style-name="T6">status taken from primary studies. </text:span><text:span text:style-name="T7">(0 = No; 1= Yes)</text:span></text:p>
          </table:table-cell>
        </table:table-row>
        <table:table-row table:style-name="TableLine11407897632">
          <table:table-cell table:style-name="Table1.A2" office:value-type="string">
            <text:p text:style-name="P4">Duration_weeks</text:p>
          </table:table-cell>
          <table:table-cell table:style-name="Table1.B2" office:value-type="string">
            <text:p text:style-name="P9">The total duration in weeks of the study; including time until follow up.</text:p>
          </table:table-cell>
        </table:table-row>
        <table:table-row table:style-name="TableLine11407897904">
          <table:table-cell table:style-name="Table1.A2" office:value-type="string">
            <text:p text:style-name="P4">Total_Attrition</text:p>
          </table:table-cell>
          <table:table-cell table:style-name="Table1.B2" office:value-type="string">
            <text:p text:style-name="P11"><text:span text:style-name="T4">The total loss of participants in %, between the </text:span><text:span text:style-name="T6">start</text:span><text:span text:style-name="T4"> of the study and the last measurement.</text:span></text:p>
          </table:table-cell>
        </table:table-row>
        <table:table-row table:style-name="TableLine11407898176">
          <table:table-cell table:style-name="Table1.A2" office:value-type="string">
            <text:p text:style-name="P4">Follow_up_Time</text:p>
          </table:table-cell>
          <table:table-cell table:style-name="Table1.B2" office:value-type="string">
            <text:p text:style-name="P9">The amount of time -in weeks- between intervention and follow up measurement.</text:p>
          </table:table-cell>
        </table:table-row>
        <table:table-row table:style-name="Table1.26">
          <table:table-cell table:style-name="Table1.A2" office:value-type="string">
            <text:p text:style-name="P4">n</text:p>
          </table:table-cell>
          <table:table-cell table:style-name="Table1.B2" office:value-type="string">
            <text:p text:style-name="P9">The amount of participants included.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11-23T12:11:02.485982710</meta:creation-date>
    <dc:date>2022-06-01T14:14:40.687590032</dc:date>
    <dc:creator>Jim Schmeckenbecher</dc:creator>
    <meta:editing-duration>PT20M16S</meta:editing-duration>
    <meta:editing-cycles>9</meta:editing-cycles>
    <meta:generator>LibreOffice/7.3.3.2$MacOSX_AARCH64 LibreOffice_project/d1d0ea68f081ee2800a922cac8f79445e4603348</meta:generator>
    <meta:document-statistic meta:table-count="1" meta:image-count="0" meta:object-count="0" meta:page-count="2" meta:paragraph-count="57" meta:word-count="352" meta:character-count="2239" meta:non-whitespace-character-count="1938"/>
  </office:meta>
</office:document-meta>
</file>